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2pt" officeooo:rsid="0ce719f8" officeooo:paragraph-rsid="057aae1d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7" style:family="paragraph" style:parent-style-name="Standard">
      <style:paragraph-properties fo:text-align="center" style:justify-single-word="false" fo:break-before="page"/>
    </style:style>
    <style:style style:name="P8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9" style:family="paragraph" style:parent-style-name="Text_20_body">
      <style:text-properties officeooo:rsid="201e7928" officeooo:paragraph-rsid="201e7928"/>
    </style:style>
    <style:style style:name="P10" style:family="paragraph" style:parent-style-name="Text_20_body" style:list-style-name="L151">
      <style:text-properties officeooo:rsid="201fcea5" officeooo:paragraph-rsid="201fcea5"/>
    </style:style>
    <style:style style:name="P11" style:family="paragraph" style:parent-style-name="Text_20_body" style:list-style-name="L152">
      <style:text-properties officeooo:rsid="2021dcdd" officeooo:paragraph-rsid="2021dcdd"/>
    </style:style>
    <style:style style:name="P12" style:family="paragraph" style:parent-style-name="Text_20_body">
      <style:text-properties officeooo:rsid="2021dcdd" officeooo:paragraph-rsid="2021dcdd"/>
    </style:style>
    <style:style style:name="P13" style:family="paragraph" style:parent-style-name="Text_20_body">
      <style:text-properties officeooo:rsid="202321e4" officeooo:paragraph-rsid="202321e4"/>
    </style:style>
    <style:style style:name="P14" style:family="paragraph" style:parent-style-name="Text_20_body">
      <style:text-properties officeooo:rsid="20233c4a" officeooo:paragraph-rsid="20233c4a"/>
    </style:style>
    <style:style style:name="P15" style:family="paragraph" style:parent-style-name="Text_20_body" style:list-style-name="L153">
      <style:text-properties officeooo:rsid="20233c4a" officeooo:paragraph-rsid="20233c4a"/>
    </style:style>
    <style:style style:name="P16" style:family="paragraph" style:parent-style-name="Text_20_body">
      <style:text-properties officeooo:rsid="20260bd2" officeooo:paragraph-rsid="20260bd2"/>
    </style:style>
    <style:style style:name="P17" style:family="paragraph" style:parent-style-name="Text_20_body" style:list-style-name="L154">
      <style:text-properties officeooo:rsid="20260bd2" officeooo:paragraph-rsid="20260bd2"/>
    </style:style>
    <style:style style:name="P18" style:family="paragraph" style:parent-style-name="Text_20_body">
      <style:text-properties officeooo:rsid="2026899f" officeooo:paragraph-rsid="2026899f"/>
    </style:style>
    <style:style style:name="P19" style:family="paragraph" style:parent-style-name="Text_20_body" style:list-style-name="L155">
      <style:text-properties officeooo:rsid="2026899f" officeooo:paragraph-rsid="2026899f"/>
    </style:style>
    <style:style style:name="P20" style:family="paragraph" style:parent-style-name="Text_20_body">
      <style:text-properties officeooo:rsid="2026899f" officeooo:paragraph-rsid="202aa81b"/>
    </style:style>
    <style:style style:name="P21" style:family="paragraph" style:parent-style-name="Text_20_body" style:list-style-name="L155">
      <style:text-properties officeooo:rsid="2027f282" officeooo:paragraph-rsid="2027f282"/>
    </style:style>
    <style:style style:name="P22" style:family="paragraph" style:parent-style-name="Text_20_body">
      <style:text-properties officeooo:rsid="202973ed" officeooo:paragraph-rsid="202973ed"/>
    </style:style>
    <style:style style:name="P23" style:family="paragraph" style:parent-style-name="Text_20_body" style:list-style-name="L156">
      <style:text-properties officeooo:rsid="2029e3f6" officeooo:paragraph-rsid="2029e3f6"/>
    </style:style>
    <style:style style:name="P24" style:family="paragraph" style:parent-style-name="Text_20_body" style:list-style-name="L157">
      <style:text-properties officeooo:rsid="202aa81b" officeooo:paragraph-rsid="202aa81b"/>
    </style:style>
    <style:style style:name="P25" style:family="paragraph" style:parent-style-name="Text_20_body" style:list-style-name="L157">
      <style:text-properties officeooo:rsid="202c0118" officeooo:paragraph-rsid="202c0118"/>
    </style:style>
    <style:style style:name="P26" style:family="paragraph" style:parent-style-name="Text_20_body" style:list-style-name="L157">
      <style:text-properties officeooo:rsid="202cf526" officeooo:paragraph-rsid="202cf526"/>
    </style:style>
    <style:style style:name="P27" style:family="paragraph" style:parent-style-name="Text_20_body" style:list-style-name="L157">
      <style:text-properties officeooo:rsid="202e1625" officeooo:paragraph-rsid="202e1625"/>
    </style:style>
    <style:style style:name="P28" style:family="paragraph" style:parent-style-name="Text_20_body" style:list-style-name="L157">
      <style:text-properties officeooo:rsid="202ebcc0" officeooo:paragraph-rsid="202ebcc0"/>
    </style:style>
    <style:style style:name="P29" style:family="paragraph" style:parent-style-name="Text_20_body" style:list-style-name="L158">
      <style:text-properties officeooo:rsid="202ffbc8" officeooo:paragraph-rsid="202ffbc8"/>
    </style:style>
    <style:style style:name="P30" style:family="paragraph" style:parent-style-name="Text_20_body" style:list-style-name="L159">
      <style:text-properties officeooo:rsid="202ffbc8" officeooo:paragraph-rsid="202ffbc8"/>
    </style:style>
    <style:style style:name="P31" style:family="paragraph" style:parent-style-name="Text_20_body">
      <style:text-properties officeooo:rsid="20335a45" officeooo:paragraph-rsid="20335a45"/>
    </style:style>
    <style:style style:name="P32" style:family="paragraph" style:parent-style-name="Text_20_body" style:list-style-name="L160">
      <style:text-properties officeooo:rsid="20335a45" officeooo:paragraph-rsid="20335a45"/>
    </style:style>
    <style:style style:name="P33" style:family="paragraph" style:parent-style-name="Text_20_body">
      <style:text-properties officeooo:rsid="20349305" officeooo:paragraph-rsid="20349305"/>
    </style:style>
    <style:style style:name="P34" style:family="paragraph" style:parent-style-name="Text_20_body" style:list-style-name="L161">
      <style:text-properties officeooo:rsid="20349305" officeooo:paragraph-rsid="20349305"/>
    </style:style>
    <style:style style:name="P35" style:family="paragraph" style:parent-style-name="Text_20_body" style:list-style-name="L161">
      <style:text-properties officeooo:rsid="20363113" officeooo:paragraph-rsid="20363113"/>
    </style:style>
    <style:style style:name="P36" style:family="paragraph" style:parent-style-name="Text_20_body" style:list-style-name="L161">
      <style:text-properties officeooo:rsid="20383f98" officeooo:paragraph-rsid="20383f98"/>
    </style:style>
    <style:style style:name="P37" style:family="paragraph" style:parent-style-name="Text_20_body">
      <style:text-properties officeooo:rsid="203883c7" officeooo:paragraph-rsid="203883c7"/>
    </style:style>
    <style:style style:name="P38" style:family="paragraph" style:parent-style-name="Text_20_body" style:list-style-name="L162">
      <style:text-properties officeooo:rsid="203883c7" officeooo:paragraph-rsid="203883c7"/>
    </style:style>
    <style:style style:name="P39" style:family="paragraph" style:parent-style-name="Text_20_body">
      <style:text-properties officeooo:rsid="203bfdfd" officeooo:paragraph-rsid="203bfdfd"/>
    </style:style>
    <style:style style:name="P40" style:family="paragraph" style:parent-style-name="Text_20_body" style:list-style-name="L163">
      <style:text-properties officeooo:rsid="203bfdfd" officeooo:paragraph-rsid="203bfdfd"/>
    </style:style>
    <style:style style:name="P41" style:family="paragraph" style:parent-style-name="Text_20_body" style:list-style-name="L163">
      <style:text-properties officeooo:rsid="203bfdfd" officeooo:paragraph-rsid="203d842a"/>
    </style:style>
    <style:style style:name="P42" style:family="paragraph" style:parent-style-name="Text_20_body" style:list-style-name="L163">
      <style:text-properties officeooo:rsid="203d842a" officeooo:paragraph-rsid="203d842a"/>
    </style:style>
    <style:style style:name="P43" style:family="paragraph" style:parent-style-name="Text_20_body" style:list-style-name="L153">
      <style:text-properties officeooo:rsid="203f5be2" officeooo:paragraph-rsid="203f5be2"/>
    </style:style>
    <style:style style:name="P44" style:family="paragraph" style:parent-style-name="Text_20_body" style:list-style-name="L153">
      <style:text-properties officeooo:rsid="2041ced1" officeooo:paragraph-rsid="203f5be2"/>
    </style:style>
    <style:style style:name="P45" style:family="paragraph" style:parent-style-name="Text_20_body" style:list-style-name="L153">
      <style:text-properties officeooo:rsid="2041ced1" officeooo:paragraph-rsid="2041ced1"/>
    </style:style>
    <style:style style:name="P46" style:family="paragraph" style:parent-style-name="Text_20_body" style:list-style-name="L153">
      <style:text-properties officeooo:rsid="2042e554" officeooo:paragraph-rsid="2042e554"/>
    </style:style>
    <style:style style:name="P47" style:family="paragraph" style:parent-style-name="Text_20_body">
      <style:text-properties officeooo:rsid="2043d366" officeooo:paragraph-rsid="20383f98"/>
    </style:style>
    <style:style style:name="P48" style:family="paragraph" style:parent-style-name="Text_20_body" style:list-style-name="L164">
      <style:text-properties officeooo:rsid="2043d366" officeooo:paragraph-rsid="2043d366"/>
    </style:style>
    <style:style style:name="P49" style:family="paragraph" style:parent-style-name="Text_20_body" style:list-style-name="L153">
      <style:text-properties officeooo:rsid="2043d366" officeooo:paragraph-rsid="2043d366"/>
    </style:style>
    <style:style style:name="P50" style:family="paragraph" style:parent-style-name="Text_20_body" style:list-style-name="L153">
      <style:text-properties officeooo:rsid="20443250" officeooo:paragraph-rsid="20443250"/>
    </style:style>
    <style:style style:name="P51" style:family="paragraph" style:parent-style-name="Text_20_body">
      <style:text-properties officeooo:rsid="204485f5" officeooo:paragraph-rsid="204485f5"/>
    </style:style>
    <style:style style:name="P52" style:family="paragraph" style:parent-style-name="Text_20_body" style:list-style-name="L165">
      <style:text-properties officeooo:rsid="204542ce" officeooo:paragraph-rsid="204542ce"/>
    </style:style>
    <style:style style:name="P53" style:family="paragraph" style:parent-style-name="Text_20_body">
      <style:text-properties officeooo:rsid="2046b898" officeooo:paragraph-rsid="2046b898"/>
    </style:style>
    <style:style style:name="P54" style:family="paragraph" style:parent-style-name="Text_20_body" style:list-style-name="L166">
      <style:text-properties officeooo:rsid="2046b898" officeooo:paragraph-rsid="2046b898"/>
    </style:style>
    <style:style style:name="P55" style:family="paragraph" style:parent-style-name="Text_20_body" style:list-style-name="L167">
      <style:text-properties officeooo:rsid="20483897" officeooo:paragraph-rsid="2046b898"/>
    </style:style>
    <style:style style:name="P56" style:family="paragraph" style:parent-style-name="Text_20_body" style:list-style-name="L168">
      <style:text-properties officeooo:rsid="20493d52" officeooo:paragraph-rsid="20493d52"/>
    </style:style>
    <style:style style:name="P57" style:family="paragraph" style:parent-style-name="Heading_20_2">
      <style:text-properties officeooo:rsid="2026899f" officeooo:paragraph-rsid="2026899f"/>
    </style:style>
    <style:style style:name="P58" style:family="paragraph" style:parent-style-name="Heading_20_1">
      <style:text-properties officeooo:paragraph-rsid="201fcea5"/>
    </style:style>
    <style:style style:name="P59" style:family="paragraph" style:parent-style-name="Heading_20_1">
      <style:text-properties officeooo:rsid="201fcea5" officeooo:paragraph-rsid="201fcea5"/>
    </style:style>
    <style:style style:name="P60" style:family="paragraph" style:parent-style-name="Heading_20_1">
      <style:text-properties officeooo:rsid="202aa81b" officeooo:paragraph-rsid="202aa81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201cd5ec"/>
    </style:style>
    <style:style style:name="T3" style:family="text">
      <style:text-properties officeooo:rsid="20208b3a"/>
    </style:style>
    <style:style style:name="T4" style:family="text">
      <style:text-properties officeooo:rsid="2022e506"/>
    </style:style>
    <style:style style:name="T5" style:family="text">
      <style:text-properties officeooo:rsid="2024eb8d"/>
    </style:style>
    <style:style style:name="T6" style:family="text">
      <style:text-properties officeooo:rsid="202c0118"/>
    </style:style>
    <style:style style:name="T7" style:family="text">
      <style:text-properties officeooo:rsid="20305c15"/>
    </style:style>
    <style:style style:name="T8" style:family="text">
      <style:text-properties officeooo:rsid="20383f98"/>
    </style:style>
    <style:style style:name="T9" style:family="text">
      <style:text-properties officeooo:rsid="203a1334"/>
    </style:style>
    <style:style style:name="T10" style:family="text">
      <style:text-properties officeooo:rsid="2040b45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</text:p>
      <text:p text:style-name="P2"/>
      <text:p text:style-name="P1"/>
      <text:p text:style-name="Text_20_body"/>
      <text:p text:style-name="Text_20_body"/>
      <text:p text:style-name="P6"><text:span text:style-name="T2">Random Encounters</text:span></text:p>
      <text:p text:style-name="P5"/>
      <text:p text:style-name="P7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"><text:a xlink:type="simple" xlink:href="#__RefHeading___Toc2946_901242990" text:style-name="Internet_20_link" text:visited-style-name="Internet_20_link">TODO:</text:a><text:tab/>4</text:p>
          <text:p text:style-name="P3"><text:a xlink:type="simple" xlink:href="#__RefHeading___Toc1631_1817222415" text:style-name="Internet_20_link" text:visited-style-name="Internet_20_link">Úvod</text:a><text:tab/>5</text:p>
          <text:p text:style-name="P4"><text:a xlink:type="simple" xlink:href="#__RefHeading___Toc4217_4129273621" text:style-name="Internet_20_link" text:visited-style-name="Internet_20_link">O světě</text:a><text:tab/>5</text:p>
          <text:p text:style-name="P4"><text:a xlink:type="simple" xlink:href="#__RefHeading___Toc1575_1936223890" text:style-name="Internet_20_link" text:visited-style-name="Internet_20_link">Výprava do Divočiny</text:a><text:tab/>6</text:p>
          <text:p text:style-name="P4"><text:a xlink:type="simple" xlink:href="#__RefHeading___Toc4219_4129273621" text:style-name="Internet_20_link" text:visited-style-name="Internet_20_link">Pán jeskyně a hráči postav</text:a><text:tab/>6</text:p>
          <text:p text:style-name="P4"><text:a xlink:type="simple" xlink:href="#__RefHeading___Toc4221_4129273621" text:style-name="Internet_20_link" text:visited-style-name="Internet_20_link">Příklad hry</text:a><text:tab/>6</text:p>
          <text:p text:style-name="P4"><text:a xlink:type="simple" xlink:href="#__RefHeading___Toc4223_4129273621" text:style-name="Internet_20_link" text:visited-style-name="Internet_20_link">Cíl hry</text:a><text:tab/>7</text:p>
          <text:p text:style-name="P3"><text:a xlink:type="simple" xlink:href="#__RefHeading___Toc2643_120643391" text:style-name="Internet_20_link" text:visited-style-name="Internet_20_link">Tvorba postavy</text:a><text:tab/>8</text:p>
          <text:p text:style-name="P4"><text:a xlink:type="simple" xlink:href="#__RefHeading___Toc4225_4129273621" text:style-name="Internet_20_link" text:visited-style-name="Internet_20_link">Rasa</text:a><text:tab/>8</text:p>
          <text:p text:style-name="P4"><text:a xlink:type="simple" xlink:href="#__RefHeading___Toc4227_4129273621" text:style-name="Internet_20_link" text:visited-style-name="Internet_20_link">Minulost</text:a><text:tab/>9</text:p>
          <text:p text:style-name="P4"><text:a xlink:type="simple" xlink:href="#__RefHeading___Toc4229_4129273621" text:style-name="Internet_20_link" text:visited-style-name="Internet_20_link">Jméno</text:a><text:tab/>10</text:p>
          <text:p text:style-name="P4"><text:a xlink:type="simple" xlink:href="#__RefHeading___Toc4231_4129273621" text:style-name="Internet_20_link" text:visited-style-name="Internet_20_link">Vlastnosti</text:a><text:tab/>10</text:p>
          <text:p text:style-name="P3"><text:a xlink:type="simple" xlink:href="#__RefHeading___Toc4233_4129273621" text:style-name="Internet_20_link" text:visited-style-name="Internet_20_link">Hraní za postavu</text:a><text:tab/>12</text:p>
          <text:p text:style-name="P4"><text:a xlink:type="simple" xlink:href="#__RefHeading___Toc4235_4129273621" text:style-name="Internet_20_link" text:visited-style-name="Internet_20_link">Spolupracujte</text:a><text:tab/>12</text:p>
          <text:p text:style-name="P4"><text:a xlink:type="simple" xlink:href="#__RefHeading___Toc4237_4129273621" text:style-name="Internet_20_link" text:visited-style-name="Internet_20_link">Hraní rozhovorů</text:a><text:tab/>13</text:p>
          <text:p text:style-name="P4"><text:a xlink:type="simple" xlink:href="#__RefHeading___Toc10367_38474947" text:style-name="Internet_20_link" text:visited-style-name="Internet_20_link">Překonávání překážek</text:a><text:tab/>13</text:p>
          <text:p text:style-name="P4"><text:a xlink:type="simple" xlink:href="#__RefHeading___Toc13231_3822832400" text:style-name="Internet_20_link" text:visited-style-name="Internet_20_link">Svícení v podzemí</text:a><text:tab/>15</text:p>
          <text:p text:style-name="P4"><text:a xlink:type="simple" xlink:href="#__RefHeading___Toc13233_3822832400" text:style-name="Internet_20_link" text:visited-style-name="Internet_20_link">Kreslení mapy</text:a><text:tab/>16</text:p>
          <text:p text:style-name="P4"><text:a xlink:type="simple" xlink:href="#__RefHeading___Toc4239_4129273621" text:style-name="Internet_20_link" text:visited-style-name="Internet_20_link">Prohledávání</text:a><text:tab/>16</text:p>
          <text:p text:style-name="P4"><text:a xlink:type="simple" xlink:href="#__RefHeading___Toc4241_4129273621" text:style-name="Internet_20_link" text:visited-style-name="Internet_20_link">Chyby a nedorozumění</text:a><text:tab/>20</text:p>
          <text:p text:style-name="P3"><text:a xlink:type="simple" xlink:href="#__RefHeading___Toc1599_1936223890" text:style-name="Internet_20_link" text:visited-style-name="Internet_20_link">Boj a jiná nebezpečí</text:a><text:tab/>22</text:p>
          <text:p text:style-name="P4"><text:a xlink:type="simple" xlink:href="#__RefHeading___Toc4243_4129273621" text:style-name="Internet_20_link" text:visited-style-name="Internet_20_link">Příklad boje</text:a><text:tab/>22</text:p>
          <text:p text:style-name="P4"><text:a xlink:type="simple" xlink:href="#__RefHeading___Toc13235_3822832400" text:style-name="Internet_20_link" text:visited-style-name="Internet_20_link">Pojmy</text:a><text:tab/>24</text:p>
          <text:p text:style-name="P4"><text:a xlink:type="simple" xlink:href="#__RefHeading___Toc2523_690236890" text:style-name="Internet_20_link" text:visited-style-name="Internet_20_link">Popis situace</text:a><text:tab/>25</text:p>
          <text:p text:style-name="P4"><text:a xlink:type="simple" xlink:href="#__RefHeading___Toc4245_4129273621" text:style-name="Internet_20_link" text:visited-style-name="Internet_20_link">Kola</text:a><text:tab/>26</text:p>
          <text:p text:style-name="P4"><text:a xlink:type="simple" xlink:href="#__RefHeading___Toc2525_690236890" text:style-name="Internet_20_link" text:visited-style-name="Internet_20_link">Záměry</text:a><text:tab/>26</text:p>
          <text:p text:style-name="P4"><text:a xlink:type="simple" xlink:href="#__RefHeading___Toc10371_38474947" text:style-name="Internet_20_link" text:visited-style-name="Internet_20_link">Akce</text:a><text:tab/>28</text:p>
          <text:p text:style-name="P4"><text:a xlink:type="simple" xlink:href="#__RefHeading___Toc2529_690236890" text:style-name="Internet_20_link" text:visited-style-name="Internet_20_link">Obrana</text:a><text:tab/>37</text:p>
          <text:p text:style-name="P4"><text:a xlink:type="simple" xlink:href="#__RefHeading___Toc13237_3822832400" text:style-name="Internet_20_link" text:visited-style-name="Internet_20_link">Kdy se počítá jaká vlastnost</text:a><text:tab/>38</text:p>
          <text:p text:style-name="P4"><text:a xlink:type="simple" xlink:href="#__RefHeading___Toc13239_3822832400" text:style-name="Internet_20_link" text:visited-style-name="Internet_20_link">Výhody a nevýhody</text:a><text:tab/>39</text:p>
          <text:p text:style-name="P4"><text:a xlink:type="simple" xlink:href="#__RefHeading___Toc13241_3822832400" text:style-name="Internet_20_link" text:visited-style-name="Internet_20_link">Změna pozice a situace</text:a><text:tab/>41</text:p>
          <text:p text:style-name="P4"><text:a xlink:type="simple" xlink:href="#__RefHeading___Toc13243_3822832400" text:style-name="Internet_20_link" text:visited-style-name="Internet_20_link">Zranitelnost nestvůr</text:a><text:tab/>42</text:p>
          <text:p text:style-name="P4"><text:a xlink:type="simple" xlink:href="#__RefHeading___Toc1607_1936223890" text:style-name="Internet_20_link" text:visited-style-name="Internet_20_link">Jedy</text:a><text:tab/>42</text:p>
          <text:p text:style-name="P4"><text:a xlink:type="simple" xlink:href="#__RefHeading___Toc9078_2234690082" text:style-name="Internet_20_link" text:visited-style-name="Internet_20_link">Pád</text:a><text:tab/>44</text:p>
          <text:p text:style-name="P4"><text:a xlink:type="simple" xlink:href="#__RefHeading___Toc13245_3822832400" text:style-name="Internet_20_link" text:visited-style-name="Internet_20_link">Pasti</text:a><text:tab/>44</text:p>
          <text:p text:style-name="P4"><text:a xlink:type="simple" xlink:href="#__RefHeading___Toc1609_1936223890" text:style-name="Internet_20_link" text:visited-style-name="Internet_20_link">Kondice a zranění</text:a><text:tab/>45</text:p>
          <text:p text:style-name="P4"><text:a xlink:type="simple" xlink:href="#__RefHeading___Toc13247_3822832400" text:style-name="Internet_20_link" text:visited-style-name="Internet_20_link">Léčení</text:a><text:tab/>50</text:p>
          <text:p text:style-name="P3"><text:a xlink:type="simple" xlink:href="#__RefHeading___Toc13249_3822832400" text:style-name="Internet_20_link" text:visited-style-name="Internet_20_link">Úroveň</text:a><text:tab/>51</text:p>
          <text:p text:style-name="P4"><text:a xlink:type="simple" xlink:href="#__RefHeading___Toc1639_1936223890" text:style-name="Internet_20_link" text:visited-style-name="Internet_20_link">Postup na vyšší úroveň</text:a><text:tab/>51</text:p>
          <text:p text:style-name="P3"><text:soft-page-break/><text:a xlink:type="simple" xlink:href="#__RefHeading___Toc3098_3000536483" text:style-name="Internet_20_link" text:visited-style-name="Internet_20_link">Vedení hry</text:a><text:tab/>52</text:p>
          <text:p text:style-name="P4"><text:a xlink:type="simple" xlink:href="#__RefHeading___Toc13251_3822832400" text:style-name="Internet_20_link" text:visited-style-name="Internet_20_link">Obecné rady</text:a><text:tab/>52</text:p>
          <text:p text:style-name="P4"><text:a xlink:type="simple" xlink:href="#__RefHeading___Toc13253_3822832400" text:style-name="Internet_20_link" text:visited-style-name="Internet_20_link">Situační pravidla a rozhodnutí</text:a><text:tab/>54</text:p>
          <text:p text:style-name="P4"><text:a xlink:type="simple" xlink:href="#__RefHeading___Toc13255_3822832400" text:style-name="Internet_20_link" text:visited-style-name="Internet_20_link">Magie</text:a><text:tab/>56</text:p>
          <text:p text:style-name="P4"><text:a xlink:type="simple" xlink:href="#__RefHeading___Toc10375_38474947" text:style-name="Internet_20_link" text:visited-style-name="Internet_20_link">Smrt hráčské postavy</text:a><text:tab/>59</text:p>
          <text:p text:style-name="P4"><text:a xlink:type="simple" xlink:href="#__RefHeading___Toc10377_38474947" text:style-name="Internet_20_link" text:visited-style-name="Internet_20_link">Překonávání překážek</text:a><text:tab/>61</text:p>
          <text:p text:style-name="P4"><text:a xlink:type="simple" xlink:href="#__RefHeading___Toc10381_38474947" text:style-name="Internet_20_link" text:visited-style-name="Internet_20_link">Použití příručky s dobrodružstvím</text:a><text:tab/>63</text:p>
          <text:p text:style-name="P4"><text:a xlink:type="simple" xlink:href="#__RefHeading___Toc10385_38474947" text:style-name="Internet_20_link" text:visited-style-name="Internet_20_link">Hraní za protivníky</text:a><text:tab/>70</text:p>
        </text:index-body>
      </text:table-of-content>
      <text:h text:style-name="Heading_20_1" text:outline-level="1"/>
      <text:h text:style-name="P59" text:outline-level="1">Nápady</text:h>
      <text:list xml:id="list3584449619" text:style-name="L151">
        <text:list-item>
          <text:p text:style-name="P10">Asi by to mělo být podle oblastí. <text:span text:style-name="T3">Zmutované potvory (hybridi) by se měly vyskytovat poblíž lokace, kde vznikají, a podobně.</text:span></text:p>
        </text:list-item>
      </text:list>
      <text:h text:style-name="P60" text:outline-level="1">Nelokalizovaná setkání v divočině</text:h>
      <text:p text:style-name="P20">Osedlaný jezdecký kůň</text:p>
      <text:list xml:id="list2254682685" text:style-name="L157">
        <text:list-item>
          <text:p text:style-name="P24">Patří Dórské aristokratce Alkipě.</text:p>
        </text:list-item>
        <text:list-item>
          <text:p text:style-name="P25">Proč utekla?</text:p>
          <text:list>
            <text:list-item>
              <text:p text:style-name="P26">Otec ji nenávidí, považuje ji za své selhání a prokletí od bohů. Drží ji prakticky ve vězení. Nikdo o ní neví.</text:p>
            </text:list-item>
            <text:list-item>
              <text:p text:style-name="P28">K útěku jí pomohl její bratr, který se tím stal také vyhnancem. Možná není úplně mrtvý, ale goblini ho <text:span text:style-name="T1">změnili</text:span>.</text:p>
            </text:list-item>
          </text:list>
        </text:list-item>
        <text:list-item>
          <text:p text:style-name="P24">Je mladá, ale znetvořená – zakrývá svou tvář pod závojem.</text:p>
        </text:list-item>
        <text:list-item>
          <text:p text:style-name="P24">Zajali ji magicky zaměření goblini (mutace a tak), kteří v ní vidí projev Degronovy moci (kvůli znetvoření).</text:p>
        </text:list-item>
        <text:list-item>
          <text:p text:style-name="P24">Bude ji hledat výprava vyslaná jejím otcem. <text:span text:style-name="T6">Za nalezení a navrácení nabízí 20 zl. Alkipa nabídne 40 zl za jejich pobití.</text:span></text:p>
        </text:list-item>
        <text:list-item>
          <text:p text:style-name="P27">Má magické schopnosti – je to věštkyně (trans, křeče) a léčitelka (goblini se celkem trefili v odhadu, že na ní něco je).</text:p>
        </text:list-item>
      </text:list>
      <text:p text:style-name="P33">Kolem postav proběhne zraněný jednorožec</text:p>
      <text:list xml:id="list1081440005" text:style-name="L161">
        <text:list-item>
          <text:p text:style-name="P34">Jeho roh je hodně silná magická záležitost</text:p>
        </text:list-item>
        <text:list-item>
          <text:p text:style-name="P34">Honí ho výprava lovců (elfové, lidi), kteří ho vedou až odněkud z elfských hvozdů. Chtěli ho prodat, ale utekl jim.</text:p>
        </text:list-item>
        <text:list-item>
          <text:p text:style-name="P34">Výpravu honí několik elfů</text:p>
          <text:list>
            <text:list-item>
              <text:p text:style-name="P34"><text:soft-page-break/>Kouzelník, Rangerka</text:p>
            </text:list-item>
            <text:list-item>
              <text:p text:style-name="P35">Jsou to potomci stařích elfů.</text:p>
            </text:list-item>
            <text:list-item>
              <text:p text:style-name="P35">Hodně namakaní <text:span text:style-name="T8">(high level).</text:span></text:p>
            </text:list-item>
            <text:list-item>
              <text:p text:style-name="P36">Chtějí jednorožce zpět (živého, nebo alespoň roh).</text:p>
            </text:list-item>
          </text:list>
        </text:list-item>
      </text:list>
      <text:p text:style-name="P47">Karavana pod útokem (nebo možná nově založená osada)</text:p>
      <text:list xml:id="list1621413590" text:style-name="L164">
        <text:list-item>
          <text:p text:style-name="P48">Jedni z prvních osadníků</text:p>
        </text:list-item>
      </text:list>
      <text:p text:style-name="P51">Obrněný vůz</text:p>
      <text:list xml:id="list2236827619" text:style-name="L165">
        <text:list-item>
          <text:p text:style-name="P52">Mohl by vozit poštu, zásoby, nebo tak něco</text:p>
        </text:list-item>
      </text:list>
      <text:p text:style-name="P53">Zkamenělí orkové</text:p>
      <text:list xml:id="list3605504581" text:style-name="L168">
        <text:list-item>
          <text:p text:style-name="P56">Co je proměnilo v kámen?</text:p>
          <text:list>
            <text:list-item>
              <text:p text:style-name="P56">Buď nějaká profláknutá potvora (bazilišek), nebo něco až polobožského ražení. I když spíš ten bazilišek.</text:p>
            </text:list-item>
          </text:list>
        </text:list-item>
      </text:list>
      <text:list xml:id="list3064579126" text:style-name="L167">
        <text:list-item>
          <text:p text:style-name="P55">Na něco útočili, jsou zatuhlí uprostřed pohybu.</text:p>
        </text:list-item>
      </text:list>
      <text:list xml:id="list1414810613" text:style-name="L166">
        <text:list-item>
          <text:p text:style-name="P54">Čím by to mohlo být zajímavé?</text:p>
        </text:list-item>
      </text:list>
      <text:h text:style-name="P58" text:outline-level="1">Cestování divočinou</text:h>
      <text:p text:style-name="P9">Goblini</text:p>
      <text:list xml:id="list2865371940" text:style-name="L152">
        <text:list-item>
          <text:p text:style-name="P11">Primitivní</text:p>
        </text:list-item>
        <text:list-item>
          <text:p text:style-name="P11">Šamanističtí</text:p>
        </text:list-item>
        <text:list-item>
          <text:p text:style-name="P11">Ancients</text:p>
        </text:list-item>
      </text:list>
      <text:p text:style-name="P9">Orkové</text:p>
      <text:p text:style-name="P9"/>
      <text:p text:style-name="P9">Skřeti</text:p>
      <text:p text:style-name="P12">(nemají ancienty, <text:span text:style-name="T4">ale mohli by začít budovat říši. Možná s pomocí lidí</text:span>)</text:p>
      <text:list xml:id="list1219958233" text:style-name="L159">
        <text:list-item>
          <text:p text:style-name="P30">Někdo se je snaží sjednotit <text:span text:style-name="T7">(skupina lidí, kteří se nechali zmutovat, aby vypadali podobně jako skřeti. Jsou to ale mutanti (skiriti?)).</text:span></text:p>
        </text:list-item>
      </text:list>
      <text:list xml:id="list1081110730" text:style-name="L158">
        <text:list-item>
          <text:p text:style-name="P29">Jeden z kmenů: Blood magic, blood rituals.</text:p>
        </text:list-item>
      </text:list>
      <text:p text:style-name="P13">Druidi</text:p>
      <text:list xml:id="list3002813076" text:style-name="L153">
        <text:list-item>
          <text:p text:style-name="P15">Možná skřetí/gobliní? <text:span text:style-name="T5">Jak by se k druidismu dostali? Odkud vlastně druidské učení pochází?</text:span></text:p>
        </text:list-item>
        <text:list-item>
          <text:p text:style-name="P43">Pochází z dob starých říší. Druidi stáli mimo konflikt Řádu a Chaosu. Členy jejich řádu jsou tedy jak elfové, tak orkové a goblinini (lidi a skřeti ne, to jsou mladé rasy).</text:p>
          <text:list>
            <text:list-item>
              <text:p text:style-name="P43">Teď ale možná přijímají nové členy?</text:p>
            </text:list-item>
          </text:list>
        </text:list-item>
        <text:list-item>
          <text:p text:style-name="P45">Mají po světě rozmístěné cestovní stonahange</text:p>
        </text:list-item>
        <text:list-item>
          <text:p text:style-name="P46"><text:soft-page-break/>Do maskovaných oblastí by mělo jít vstoupit jen s příslušnými amulety (prostě nějakej propustkovej item).</text:p>
        </text:list-item>
        <text:list-item>
          <text:p text:style-name="P43">Problém: Nedává to smysl vůči historickému pojetí druidů. <text:span text:style-name="T10">Ale ti zas nedávají smysl bez keltů...</text:span></text:p>
          <text:list>
            <text:list-item>
              <text:p text:style-name="P44">Možná to nebudou nutně druidi, každopádně nějaká takováhle skrytá „sekta“, která žije v magicky chráněných lesích oddělených od fyzického světa, by asi existovat mohla.</text:p>
            </text:list-item>
            <text:list-item>
              <text:p text:style-name="P49">Na druhou stranu druidi jsou stavěni jako sekta s tajným učením...</text:p>
            </text:list-item>
          </text:list>
        </text:list-item>
        <text:list-item>
          <text:p text:style-name="P50">Karavany naložené zbožím, které mizí neznámo kam (do skryté říše).</text:p>
        </text:list-item>
      </text:list>
      <text:p text:style-name="P14">Trpaslíci</text:p>
      <text:p text:style-name="P16">Lykantropové</text:p>
      <text:p text:style-name="P22">Čaroděj</text:p>
      <text:list xml:id="list1687781206" text:style-name="L156">
        <text:list-item>
          <text:p text:style-name="P23">S čím experimentuje?</text:p>
        </text:list-item>
        <text:list-item>
          <text:p text:style-name="P23">Co se vyskytuje kolem?</text:p>
        </text:list-item>
        <text:list-item>
          <text:p text:style-name="P23">Proč je v divočině?</text:p>
          <text:list>
            <text:list-item>
              <text:p text:style-name="P23">Ve vyhnanství?</text:p>
            </text:list-item>
            <text:list-item>
              <text:p text:style-name="P23">Nemá rád lidi?</text:p>
            </text:list-item>
            <text:list-item>
              <text:p text:style-name="P23">Je tu něco, co zkoumá?</text:p>
              <text:list>
                <text:list-item>
                  <text:p text:style-name="P23">Co to je?</text:p>
                </text:list-item>
              </text:list>
            </text:list-item>
          </text:list>
        </text:list-item>
      </text:list>
      <text:p text:style-name="P22">Alchymista</text:p>
      <text:h text:style-name="P57" text:outline-level="2"><text:soft-page-break/>Zajímavá setkání</text:h>
      <text:p text:style-name="P18">Osedlaný jezdecký kůň</text:p>
      <text:list xml:id="list2051641270" text:style-name="L155">
        <text:list-item>
          <text:p text:style-name="P19">Komu patřil?</text:p>
        </text:list-item>
        <text:list-item>
          <text:p text:style-name="P19">Co se stalo s majitelem?</text:p>
          <text:list>
            <text:list-item>
              <text:p text:style-name="P21">Možná je v zajetí a potřebuje pomoc?</text:p>
            </text:list-item>
            <text:list-item>
              <text:p text:style-name="P21">Možná je to majitelka?</text:p>
            </text:list-item>
          </text:list>
        </text:list-item>
      </text:list>
      <text:p text:style-name="P31">Pozůstatky po nedávné bitce</text:p>
      <text:list xml:id="list2243741038" text:style-name="L160">
        <text:list-item>
          <text:p text:style-name="P32">Kdo s kým bojoval? Humanoidi, monstra?</text:p>
        </text:list-item>
        <text:list-item>
          <text:p text:style-name="P32">Co je tam zajímavého?</text:p>
          <text:list>
            <text:list-item>
              <text:p text:style-name="P32">Zraněná nestvůra, která je něčím cenná?</text:p>
              <text:list>
                <text:list-item>
                  <text:p text:style-name="P32">Wyverna?</text:p>
                </text:list-item>
                <text:list-item>
                  <text:p text:style-name="P32">Vzácná magická surovina?</text:p>
                </text:list-item>
              </text:list>
            </text:list-item>
          </text:list>
        </text:list-item>
      </text:list>
      <text:h text:style-name="Heading_20_2" text:outline-level="2">Místa v divočině</text:h>
      <text:p text:style-name="P16">Pramen/jezírko s magickými schopnostmi</text:p>
      <text:list xml:id="list1424651425" text:style-name="L154">
        <text:list-item>
          <text:p text:style-name="P17">Léčivé</text:p>
        </text:list-item>
      </text:list>
      <text:p text:style-name="P37">Oltář</text:p>
      <text:list xml:id="list3753927723" text:style-name="L162">
        <text:list-item>
          <text:p text:style-name="P38">Něco dělá – nějaké mutace? <text:span text:style-name="T9">Spellup?</text:span></text:p>
        </text:list-item>
      </text:list>
      <text:p text:style-name="P39">Místo chráněné iluzorní magií</text:p>
      <text:list xml:id="list1572217339" text:style-name="L163">
        <text:list-item>
          <text:p text:style-name="P40">Kolem jsou kameny s magickými symboly (dobře maskované).</text:p>
        </text:list-item>
        <text:list-item>
          <text:p text:style-name="P41">Co tam je?</text:p>
          <text:list>
            <text:list-item>
              <text:p text:style-name="P41"><text:soft-page-break/>Nějaká svatyně? </text:p>
            </text:list-item>
            <text:list-item>
              <text:p text:style-name="P42">Portál? (Stonehange?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5-18T14:57:07.501000000</dc:date>
    <meta:print-date>2113-01-01T00:00:00</meta:print-date>
    <meta:editing-cycles>13090</meta:editing-cycles>
    <meta:editing-duration>P41DT2H51M16S</meta:editing-duration>
    <meta:generator>LibreOffice/6.0.5.2$Windows_X86_64 LibreOffice_project/54c8cbb85f300ac59db32fe8a675ff7683cd5a16</meta:generator>
    <meta:document-statistic meta:table-count="0" meta:image-count="0" meta:object-count="0" meta:page-count="11" meta:paragraph-count="133" meta:word-count="751" meta:character-count="4224" meta:non-whitespace-character-count="3660"/>
  </office:meta>
</office:document-meta>
</file>